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DatabasePopulator.populate(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DatabasePopulator.setPopulators( DatabasePopulator ...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DatabasePopulator.CompositeDatabasePopulator( Collection &lt; DatabasePopulator &gt;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DatabasePopulator.CompositeDatabasePop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iteDatabasePopulator.addPopulators( DatabasePopulator ...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DatabasePopulator.CompositeDatabasePopulator( DatabasePopulator ...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